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4"/>
    <style:style style:name="ce3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One</text:p>
          </table:table-cell>
          <table:table-cell office:value-type="string" table:style-name="ce1">
            <text:p>Two</text:p>
          </table:table-cell>
          <table:table-cell office:value-type="string" table:style-name="ce1">
            <text:p>Three</text:p>
          </table:table-cell>
          <table:table-cell office:value-type="string" table:style-name="ce1">
            <text:p>Four</text:p>
          </table:table-cell>
          <table:table-cell office:value-type="string" table:style-name="ce1">
            <text:p>Fiv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nsitivity</text:p>
          </table:table-cell>
          <table:table-cell office:value-type="percentage" office:value="0.78949999999999998" table:style-name="ce2">
            <text:p>78.95%</text:p>
          </table:table-cell>
          <table:table-cell office:value-type="percentage" office:value="0.85709999999999997" table:style-name="ce2">
            <text:p>85.71%</text:p>
          </table:table-cell>
          <table:table-cell office:value-type="percentage" office:value="0.66669999999999996" table:style-name="ce2">
            <text:p>66.67%</text:p>
          </table:table-cell>
          <table:table-cell office:value-type="percentage" office:value="0.90910000000000002" table:style-name="ce2">
            <text:p>90.91%</text:p>
          </table:table-cell>
          <table:table-cell office:value-type="percentage" office:value="0.76919999999999999" table:style-name="ce2">
            <text:p>76.92%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pecificity</text:p>
          </table:table-cell>
          <table:table-cell office:value-type="percentage" office:value="0.90910000000000002" table:style-name="ce2">
            <text:p>90.91%</text:p>
          </table:table-cell>
          <table:table-cell office:value-type="percentage" office:value="0.88239999999999996" table:style-name="ce2">
            <text:p>88.24%</text:p>
          </table:table-cell>
          <table:table-cell office:value-type="percentage" office:value="0.90910000000000002" table:style-name="ce2">
            <text:p>90.91%</text:p>
          </table:table-cell>
          <table:table-cell office:value-type="percentage" office:value="0.83330000000000004" table:style-name="ce2">
            <text:p>83.33%</text:p>
          </table:table-cell>
          <table:table-cell office:value-type="percentage" office:value="1" table:style-name="ce2">
            <text:p>100.00%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PV</text:p>
          </table:table-cell>
          <table:table-cell office:value-type="percentage" office:value="0.90910000000000002" table:style-name="ce2">
            <text:p>90.91%</text:p>
          </table:table-cell>
          <table:table-cell office:value-type="percentage" office:value="0.88239999999999996" table:style-name="ce2">
            <text:p>88.24%</text:p>
          </table:table-cell>
          <table:table-cell office:value-type="percentage" office:value="0.90910000000000002" table:style-name="ce2">
            <text:p>90.91%</text:p>
          </table:table-cell>
          <table:table-cell office:value-type="percentage" office:value="0.83330000000000004" table:style-name="ce2">
            <text:p>83.33%</text:p>
          </table:table-cell>
          <table:table-cell office:value-type="percentage" office:value="1" table:style-name="ce2">
            <text:p>100.00%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PV</text:p>
          </table:table-cell>
          <table:table-cell office:value-type="percentage" office:value="0.78949999999999998" table:style-name="ce2">
            <text:p>78.95%</text:p>
          </table:table-cell>
          <table:table-cell office:value-type="percentage" office:value="0.85709999999999997" table:style-name="ce2">
            <text:p>85.71%</text:p>
          </table:table-cell>
          <table:table-cell office:value-type="percentage" office:value="0.66669999999999996" table:style-name="ce2">
            <text:p>66.67%</text:p>
          </table:table-cell>
          <table:table-cell office:value-type="percentage" office:value="0.90910000000000002" table:style-name="ce2">
            <text:p>90.91%</text:p>
          </table:table-cell>
          <table:table-cell office:value-type="percentage" office:value="0.76919999999999999" table:style-name="ce2">
            <text:p>76.92%</text:p>
          </table:table-cell>
          <table:table-cell table:number-columns-repeated="16378"/>
        </table:table-row>
        <table:table-row table:style-name="ro1">
          <table:table-cell table:style-name="ce1">
            <draw:frame draw:z-index="1" draw:id="id0" draw:style-name="a0" draw:name="Chart 1" svg:x="0in" svg:y="0.0312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style-name="ce2"/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number-rows-repeated="4"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number-rows-repeated="4"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ne</text:p>
          </table:table-cell>
          <table:table-cell office:value-type="string" table:style-name="ce1">
            <text:p>Two</text:p>
          </table:table-cell>
          <table:table-cell office:value-type="string" table:style-name="ce1">
            <text:p>Three</text:p>
          </table:table-cell>
          <table:table-cell office:value-type="string" table:style-name="ce1">
            <text:p>Four</text:p>
          </table:table-cell>
          <table:table-cell office:value-type="string" table:style-name="ce1">
            <text:p>Fiv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alse Negative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alse Positive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style-name="ce1">
            <draw:frame draw:z-index="2" draw:id="id1" draw:style-name="a1" draw:name="Chart 2" svg:x="0.01042in" svg:y="0.05208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number-rows-repeated="4"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/>
    <dc:creator/>
    <meta:creation-date>2006-09-16T00:00:00Z</meta:creation-date>
    <dc:date>2017-03-04T23:02:2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4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8064a2" draw:opacity="100%" draw:stroke="none"/>
    </style:style>
  </office:automatic-styles>
  <office:body>
    <office:chart>
      <chart:chart chart:class="chart:bar" svg:height="216.0pt" svg:width="360.0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B$1:.$F$1"/>
          </chart:axis>
          <chart:axis chart:dimension="y" chart:name="primary-y" chart:style-name="Axs1">
            <chart:grid chart:class="major" chart:style-name="GMa1"/>
          </chart:axis>
          <chart:series chart:label-cell-address="Sheet1.$A$2" chart:values-cell-range-address="Sheet1.$B$2:.$F$2" chart:class="chart:bar" chart:attached-axis="primary-y" chart:style-name="G0S0">
            <chart:data-point chart:repeated="5"/>
          </chart:series>
          <chart:series chart:label-cell-address="Sheet1.$A$3" chart:values-cell-range-address="Sheet1.$B$3:.$F$3" chart:class="chart:bar" chart:attached-axis="primary-y" chart:style-name="G0S1">
            <chart:data-point chart:repeated="5"/>
          </chart:series>
          <chart:series chart:label-cell-address="Sheet1.$A$4" chart:values-cell-range-address="Sheet1.$B$4:.$F$4" chart:class="chart:bar" chart:attached-axis="primary-y" chart:style-name="G0S2">
            <chart:data-point chart:repeated="5"/>
          </chart:series>
          <chart:series chart:label-cell-address="Sheet1.$A$5" chart:values-cell-range-address="Sheet1.$B$5:.$F$5" chart:class="chart:bar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B$21:.$F$21"/>
          </chart:axis>
          <chart:axis chart:dimension="y" chart:name="primary-y" chart:style-name="Axs1">
            <chart:grid chart:class="major" chart:style-name="GMa1"/>
          </chart:axis>
          <chart:series chart:label-cell-address="Sheet1.$A$22" chart:values-cell-range-address="Sheet1.$B$22:.$F$22" chart:class="chart:bar" chart:attached-axis="primary-y" chart:style-name="G0S0">
            <chart:data-point chart:repeated="5"/>
          </chart:series>
          <chart:series chart:label-cell-address="Sheet1.$A$23" chart:values-cell-range-address="Sheet1.$B$23:.$F$23" chart:class="chart:bar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